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8bf" officeooo:paragraph-rsid="0014d8bf"/>
    </style:style>
    <style:style style:name="P2" style:family="paragraph" style:parent-style-name="Standard">
      <style:text-properties officeooo:rsid="00161a07" officeooo:paragraph-rsid="00161a07"/>
    </style:style>
    <style:style style:name="T1" style:family="text">
      <style:text-properties officeooo:rsid="0014d8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Warped Glass” Cause and possible fixes</text:span></text:p>
      <text:p text:style-name="Standard"/>
      <text:p text:style-name="P1">The major cause for the appearance of a warped bed is a combination of bowing and twisting of the x-axis due to the mass of the cantilevered toolhead.</text:p>
      <text:p text:style-name="P1"/>
      <text:p text:style-name="P1">Path 1: Increase stiffness of the x-axis</text:p>
      <text:p text:style-name="P1">Increasing the diameter of the x-rods to 12mm from 10mm would reduce the deflection at the nozzle by ~50% from 0.145mm to 0.070mm. It would likely add $35-$40 per machine in material costs.</text:p>
      <text:p text:style-name="P1"/>
      <text:p text:style-name="P1">Path 2: Cut the weight / moment arm of the toolheads</text:p>
      <text:p text:style-name="P1">We could cut the mass of the toolhead by .144kg by switching to the half height stepper motor that we use on the dual extruder. This would cut the maximum deflection at the toolhead by 15-20%. This would likely cut the BOM cost by ~$2.00 per machine and could impact maximum printing speed.</text:p>
      <text:p text:style-name="P1"/>
      <text:p text:style-name="P1">Path 3: compensate in software</text:p>
      <text:p text:style-name="P1">We could verify our calculation of the deflection of the toolhead based on position and then compensate in the firmware using a function similar to autoleveling. </text:p>
      <text:p text:style-name="P1"/>
      <text:p text:style-name="P1">Path 4: Enstiffen the mounting points of the x-rods</text:p>
      <text:p text:style-name="P1">One of the most important factors that we can change is limiting the flexibility of the mounting points of the x rods to prevent any twisting. A system with rods that are completely prevented from twisting will have less than a third of the deflection of a system where the ends of the rods are free to twist. We'll be somewhere between these two scenarios, but this is definitely an important part of the design.</text:p>
      <text:p text:style-name="P1"/>
      <text:p text:style-name="P2">Path 5: Switch to more rigid linear guide</text:p>
      <text:p text:style-name="P2">We could switch to a profile rail or other high stiffness linear guide, however the cost competitive (not more than $30 higher than current system) linear guides tested so far have allowed much more twisting in the x axis than our current syst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9T07:36:16.416225684</meta:creation-date>
    <dc:date>2015-06-29T08:59:56.642473062</dc:date>
    <meta:editing-duration>PT56M13S</meta:editing-duration>
    <meta:editing-cycles>1</meta:editing-cycles>
    <meta:document-statistic meta:table-count="0" meta:image-count="0" meta:object-count="0" meta:page-count="1" meta:paragraph-count="12" meta:word-count="304" meta:character-count="1703" meta:non-whitespace-character-count="1410"/>
    <meta:generator>LibreOffice/4.3.3.2$Linux_X86_64 LibreOffice_project/430m0$Build-2</meta:generator>
  </office:meta>
</office:document-meta>
</file>